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1.505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228cm"/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3.558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20.371cm" style:rel-column-width="65535*"/>
    </style:style>
    <style:style style:name="Tableau3.1" style:family="table-row">
      <style:table-row-properties style:min-row-height="0.446cm"/>
    </style:style>
    <style:style style:name="Tableau3.A1" style:family="table-cell">
      <style:table-cell-properties fo:background-color="#ffd8ce" fo:padding="0.097cm" fo:border="0.05pt solid #000000">
        <style:background-image/>
      </style:table-cell-properties>
    </style:style>
    <style:style style:name="Tableau3.2" style:family="table-row">
      <style:table-row-properties style:min-row-height="2.671cm"/>
    </style:style>
    <style:style style:name="Tableau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6.791cm" style:rel-column-width="21845*"/>
    </style:style>
    <style:style style:name="Tableau2.1" style:family="table-row">
      <style:table-row-properties style:min-row-height="0.446cm"/>
    </style:style>
    <style:style style:name="Tableau2.A1" style:family="table-cell">
      <style:table-cell-properties fo:background-color="#ffd8ce" fo:padding="0.097cm" fo:border="0.05pt solid #000000">
        <style:background-image/>
      </style:table-cell-properties>
    </style:style>
    <style:style style:name="Tableau2.2" style:family="table-row">
      <style:table-row-properties style:min-row-height="3.644cm"/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3" style:family="table-row">
      <style:table-row-properties style:min-row-height="4.713cm"/>
    </style:style>
    <style:style style:name="P1" style:family="paragraph" style:parent-style-name="Title">
      <style:paragraph-properties fo:margin-top="0cm" fo:margin-bottom="0cm" loext:contextual-spacing="false" fo:text-align="start" style:justify-single-word="false"/>
      <style:text-properties officeooo:paragraph-rsid="0099bb42"/>
    </style:style>
    <style:style style:name="P2" style:family="paragraph" style:parent-style-name="Standard">
      <style:text-properties officeooo:paragraph-rsid="0097a174"/>
    </style:style>
    <style:style style:name="P3" style:family="paragraph" style:parent-style-name="Standard">
      <style:text-properties style:font-name="Calibri" fo:font-size="10pt" fo:font-weight="normal" officeooo:rsid="00785444" officeooo:paragraph-rsid="00789d89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1pt" officeooo:rsid="0050f13c" officeooo:paragraph-rsid="006398c5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1pt" officeooo:rsid="0050f13c" officeooo:paragraph-rsid="00512e9b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1pt" officeooo:rsid="0050f13c" officeooo:paragraph-rsid="009486ba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1pt" officeooo:rsid="00821a92" officeooo:paragraph-rsid="0097a17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1pt" officeooo:paragraph-rsid="0097a17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1pt" officeooo:rsid="00834eb7" officeooo:paragraph-rsid="0097a17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1pt" officeooo:rsid="0084a0b1" officeooo:paragraph-rsid="0097a174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1pt" officeooo:rsid="00903f85" officeooo:paragraph-rsid="00903f85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officeooo:rsid="00908cd4" officeooo:paragraph-rsid="00908cd4" style:font-size-asian="11pt" style:font-size-complex="11pt"/>
    </style:style>
    <style:style style:name="P13" style:family="paragraph" style:parent-style-name="Table_20_Contents">
      <style:text-properties style:font-name="Calibri" fo:font-size="11pt" fo:font-weight="normal" officeooo:rsid="00785444" officeooo:paragraph-rsid="007f5600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1pt" fo:font-weight="normal" officeooo:rsid="00785444" officeooo:paragraph-rsid="007f5600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Calibri" fo:font-size="11pt" fo:font-weight="normal" officeooo:rsid="00785444" officeooo:paragraph-rsid="0099bb42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50f13c" officeooo:paragraph-rsid="007bad2f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7f5600" officeooo:paragraph-rsid="0097a174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1pt" fo:font-weight="normal" officeooo:rsid="00993b10" officeooo:paragraph-rsid="00993b10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font-name="Calibri" fo:font-size="10pt" fo:font-weight="bold" officeooo:rsid="00785444" officeooo:paragraph-rsid="00785444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libri" fo:font-size="10pt" fo:font-weight="bold" officeooo:rsid="00785444" officeooo:paragraph-rsid="00787d89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alibri" fo:font-size="10pt" officeooo:rsid="00785444" officeooo:paragraph-rsid="00785444" style:font-size-asian="10pt" style:font-size-complex="10pt"/>
    </style:style>
    <style:style style:name="P22" style:family="paragraph" style:parent-style-name="Table_20_Contents">
      <style:text-properties style:font-name="Calibri" fo:font-size="10pt" officeooo:rsid="00785444" officeooo:paragraph-rsid="00787d89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officeooo:rsid="0050f13c" officeooo:paragraph-rsid="006398c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officeooo:rsid="00908cd4" officeooo:paragraph-rsid="00908cd4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officeooo:rsid="00908cd4" officeooo:paragraph-rsid="00919cc6" style:font-size-asian="10pt" style:font-size-complex="10pt"/>
    </style:style>
    <style:style style:name="P26" style:family="paragraph" style:parent-style-name="Table_20_Contents">
      <style:text-properties style:font-name="Calibri" fo:font-size="10pt" fo:font-weight="normal" officeooo:rsid="00785444" officeooo:paragraph-rsid="00787d89" style:font-size-asian="10pt" style:font-weight-asian="normal" style:font-size-complex="10pt" style:font-weight-complex="normal"/>
    </style:style>
    <style:style style:name="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" fo:font-size="12pt" fo:font-weight="normal" officeooo:rsid="008e8ce7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color="#3465a4" style:font-name="Calibri" fo:font-size="18pt" style:text-underline-style="solid" style:text-underline-width="auto" style:text-underline-color="font-color" fo:font-weight="bold" officeooo:rsid="00b37a15" style:font-name-asian="Noto Sans CJK SC" style:font-size-asian="18pt" style:font-weight-asian="bold" style:font-name-complex="Lohit Devanagari" style:font-size-complex="18pt" style:font-weight-complex="bold"/>
    </style:style>
    <style:style style:name="T4" style:family="text">
      <style:text-properties fo:color="#3465a4" style:font-name="Calibri" fo:font-size="18pt" style:text-underline-style="solid" style:text-underline-width="auto" style:text-underline-color="font-color" fo:font-weight="bold" officeooo:rsid="006f3e74" style:font-name-asian="Noto Sans CJK SC" style:font-size-asian="18pt" style:font-weight-asian="bold" style:font-name-complex="Lohit Devanagari" style:font-size-complex="18pt" style:font-weight-complex="bold"/>
    </style:style>
    <style:style style:name="T5" style:family="text">
      <style:text-properties fo:color="#3465a4" style:font-name="Calibri" fo:font-size="18pt" style:text-underline-style="solid" style:text-underline-width="auto" style:text-underline-color="font-color" fo:font-weight="bold" officeooo:rsid="004c7e79" style:font-name-asian="Noto Sans CJK SC" style:font-size-asian="18pt" style:font-weight-asian="bold" style:font-name-complex="Lohit Devanagari" style:font-size-complex="18pt" style:font-weight-complex="bold"/>
    </style:style>
    <style:style style:name="T6" style:family="text">
      <style:text-properties fo:color="#3465a4" style:font-name="Calibri" fo:font-size="18pt" style:text-underline-style="solid" style:text-underline-width="auto" style:text-underline-color="font-color" fo:font-weight="bold" officeooo:rsid="0028939e" style:font-name-asian="Noto Sans CJK SC" style:font-size-asian="18pt" style:font-weight-asian="bold" style:font-name-complex="Lohit Devanagari" style:font-size-complex="18pt" style:font-weight-complex="bold"/>
    </style:style>
    <style:style style:name="T7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787d8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89d89" style:font-weight-asian="bold" style:font-weight-complex="bold"/>
    </style:style>
    <style:style style:name="T12" style:family="text">
      <style:text-properties fo:font-weight="bold" officeooo:rsid="00785444" style:font-weight-asian="bold" style:font-weight-complex="bold"/>
    </style:style>
    <style:style style:name="T13" style:family="text">
      <style:text-properties fo:font-weight="bold" officeooo:rsid="007bad2f" style:font-weight-asian="bold" style:font-weight-complex="bold"/>
    </style:style>
    <style:style style:name="T14" style:family="text">
      <style:text-properties fo:font-weight="bold" officeooo:rsid="0080ccc0" style:font-weight-asian="bold" style:font-weight-complex="bold"/>
    </style:style>
    <style:style style:name="T15" style:family="text">
      <style:text-properties officeooo:rsid="0079839e"/>
    </style:style>
    <style:style style:name="T16" style:family="text">
      <style:text-properties officeooo:rsid="007aa4b8"/>
    </style:style>
    <style:style style:name="T17" style:family="text">
      <style:text-properties officeooo:rsid="007bad2f"/>
    </style:style>
    <style:style style:name="T18" style:family="text">
      <style:text-properties officeooo:rsid="007d2424"/>
    </style:style>
    <style:style style:name="T19" style:family="text">
      <style:text-properties officeooo:rsid="007da128"/>
    </style:style>
    <style:style style:name="T20" style:family="text">
      <style:text-properties officeooo:rsid="00834eb7"/>
    </style:style>
    <style:style style:name="T21" style:family="text">
      <style:text-properties officeooo:rsid="0084a0b1"/>
    </style:style>
    <style:style style:name="T22" style:family="text">
      <style:text-properties officeooo:rsid="0085fbdc"/>
    </style:style>
    <style:style style:name="T23" style:family="text">
      <style:text-properties officeooo:rsid="008775d5"/>
    </style:style>
    <style:style style:name="T24" style:family="text">
      <style:text-properties officeooo:rsid="0087a7ad"/>
    </style:style>
    <style:style style:name="T25" style:family="text">
      <style:text-properties officeooo:rsid="0089878f"/>
    </style:style>
    <style:style style:name="T26" style:family="text">
      <style:text-properties officeooo:rsid="00908cd4"/>
    </style:style>
    <style:style style:name="T27" style:family="text">
      <style:text-properties officeooo:rsid="00919cc6"/>
    </style:style>
    <style:style style:name="T28" style:family="text">
      <style:text-properties officeooo:rsid="00939046"/>
    </style:style>
    <style:style style:name="T29" style:family="text">
      <style:text-properties officeooo:rsid="009486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909230517296">
          <table:table-cell table:style-name="Tableau1.A1" office:value-type="string">
            <text:p text:style-name="P4">Exercice 1 : </text:p>
          </table:table-cell>
        </table:table-row>
        <table:table-row table:style-name="Tableau1.2">
          <table:table-cell table:style-name="Tableau1.A2" office:value-type="string">
            <text:p text:style-name="P19">1) Compléter le texte suivant avec : <text:s/>atomes, majuscule, boule, centaine, lettres, matière, minuscule, modèle, particules, symbole </text:p>
            <text:p text:style-name="P21">Toute la ........................…….. (inerte et vivante) qui nous entoure est constituée de ........................………... microscopiques : des ........................………... Il existe une ........................………... de types d’atomes différents. A chaque atome correspond un ........................………... (composé d’une ou deux ........................………...) ; certains d’entre eux sont représentés par une ........................………... colorée, leur ........................………... </text:p>
            <text:p text:style-name="P22"><text:span text:style-name="T8">Remarque :</text:span> </text:p>
            <text:p text:style-name="P22">Le symbole d’un atome est une lettre ................................... suivie éventuellement d’une lettre ............................... (ex : Fe pour l’atome de fer)</text:p>
            <text:p text:style-name="P21"><text:span text:style-name="T9">L</text:span>e symbole d’un ............................ n’est pas toujours la première ......................... de son nom (ex : N pour azote).</text:p>
          </table:table-cell>
        </table:table-row>
        <table:table-row table:style-name="Tableau1.3">
          <table:table-cell table:style-name="Tableau1.A3" office:value-type="string">
            <text:p text:style-name="P5">Exercice 2 :</text:p>
          </table:table-cell>
        </table:table-row>
        <table:table-row table:style-name="Tableau1.4">
          <table:table-cell table:style-name="Tableau1.A4" office:value-type="string">
            <text:p text:style-name="P20">1) Compléter le texte suivant avec : <text:s/>atomes, constitue, formule, modèle <text:span text:style-name="T15">moléculaire</text:span>, molécule, nombre. </text:p>
            <text:p text:style-name="P26">Une ..................…….. est un assemblage d’…........................... A chaque molécule correspond une ........................….chimique qui nous renseigne sur le type et le ................... d’atomes qui la ........................... Une molécule est représentée par son …............................. </text:p>
            <text:p text:style-name="P3"><text:span text:style-name="T11">2</text:span><text:span text:style-name="T10">) Compléter le texte suivant avec :alphabétique, consonnes, un, voyelles.</text:span></text:p>
            <text:p text:style-name="P26">Remarques : complète avec : alphabétique, consonnes, un, voyelles. -dans </text:p>
            <text:p text:style-name="P26">une formule chimique, on ne marque jamais le nombre ....…………. (on écrit H₂O et pas H₂O₁ ) </text:p>
            <text:p text:style-name="P26"><text:span text:style-name="T16">D</text:span>ans une formule chimique, on écrit en général les ........................... avant les ............................. et on respecte l’ordre ............................... (ex : CH₄ <text:s/>et pas H₄C, CO₂et pas O₂C). </text:p>
          </table:table-cell>
        </table:table-row>
      </table:table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6">Exercice <text:span text:style-name="T17">3</text:span> : <text:span text:style-name="T13">L</text:span><text:span text:style-name="T12">a combustion du carbone</text:span></text:p>
          </table:table-cell>
        </table:table-row>
        <table:table-row table:style-name="Tableau3.2">
          <table:table-cell table:style-name="Tableau3.A2" office:value-type="string">
            <text:p text:style-name="P13">Pour brûler complètement <text:span text:style-name="T19">6</text:span> g de carbone, il faut 8 g de dioxygène. </text:p>
            <text:p text:style-name="P13">1 ) Quelle masse de dioxyde de carbone va-t-on obtenir ? </text:p>
            <text:p text:style-name="P13"/>
            <text:p text:style-name="P15">2 ) On fait maintenant brûler <text:span text:style-name="T18">4</text:span> g de carbone dans un flacon contenant <text:span text:style-name="T19">20</text:span>g de dioxygène. Tout le dioxygène va-t-il être utilisé ? Si non, combien en restera-t-il ? Quelle masse de dioxyde de carbone va-t-on obtenir ? </text:p>
            <text:p text:style-name="P14"/>
            <text:p text:style-name="P14">3 ) Quelle masse de dioxygène faut-il pour brûler complètement 9 g de carbone ? Quelle masse de dioxyde de carbone va-t-on obtenir ?</text:p>
            <text:p text:style-name="P18"/>
            <text:p text:style-name="P18">4 ) On dispose un morceau de carbone enflammé de 10 grammes dans un bocal fermé. Après combustion il reste 6 grammes de carbone. Quelle quantité de dioxygène était présente dans le bocal ?</text:p>
            <text:p text:style-name="P18"/>
          </table:table-cell>
        </table:table-row>
      </table:table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table:number-columns-spanned="3" office:value-type="string">
            <text:p text:style-name="P17"><text:span text:style-name="T12">Exercice 4 : Les équations suivantes sont-elles équilibrées ? </text:span><text:span text:style-name="T14">Justifier.</text:span></text:p>
          </table:table-cell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7">C + O₂ → CO₂ </text:p>
            <text:p text:style-name="P7"/>
          </table:table-cell>
          <table:table-cell table:style-name="Tableau2.A2" office:value-type="string">
            <text:p text:style-name="P9">CH₄ + 2 0₂ → C<text:span text:style-name="T21">O</text:span>₂ + H₂O <text:s/></text:p>
          </table:table-cell>
          <table:table-cell table:style-name="Tableau2.C2" office:value-type="string">
            <text:p text:style-name="P10">CH₄ + 2 O₂ → <text:s text:c="2"/><text:span text:style-name="T20">C</text:span>O<text:span text:style-name="T20">₂ </text:span><text:span text:style-name="T22">+ 2 H₂O</text:span></text:p>
            <text:p text:style-name="P10"/>
            <text:p text:style-name="P10"/>
          </table:table-cell>
        </table:table-row>
        <table:table-row table:style-name="Tableau2.3">
          <table:table-cell table:style-name="Tableau2.A2" office:value-type="string">
            <text:p text:style-name="P8">C₂ H₆O <text:span text:style-name="T23">+ 3 O₂ → 2 CO₂ + 3 H₂O</text:span></text:p>
          </table:table-cell>
          <table:table-cell table:style-name="Tableau2.A2" office:value-type="string">
            <text:p text:style-name="P8">2 C₄H₁₀ <text:span text:style-name="T24">+ 10 O₂ <text:s/>→ </text:span><text:span text:style-name="T25">8 </text:span><text:span text:style-name="T23">CO₂ </text:span><text:span text:style-name="T25">+ 7 </text:span><text:span text:style-name="T23">H₂O</text:span></text:p>
          </table:table-cell>
          <table:table-cell table:style-name="Tableau2.C2" office:value-type="string">
            <text:p text:style-name="P8">2 C₂H₆ + 7 O₂ <text:s/>→ 4 CO₂ <text:s/>+ 6 H₂O </text:p>
            <text:p text:style-name="P8"/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loext:contextual-spacing="false" fo:text-align="start" style:justify-single-word="false"/>
      <style:text-properties officeooo:paragraph-rsid="0099bb42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7M41S</meta:editing-duration>
    <meta:editing-cycles>36</meta:editing-cycles>
    <meta:generator>LibreOffice/6.4.7.2$Linux_X86_64 LibreOffice_project/40$Build-2</meta:generator>
    <meta:creation-date>2021-01-28T19:47:51.976831737</meta:creation-date>
    <meta:initial-creator>J Cercy</meta:initial-creator>
    <dc:date>2022-09-05T00:35:03.354518967</dc:date>
    <meta:document-statistic meta:table-count="3" meta:image-count="0" meta:object-count="0" meta:page-count="1" meta:paragraph-count="26" meta:word-count="460" meta:character-count="2751" meta:non-whitespace-character-count="2339"/>
  </office:meta>
</office:document-meta>
</file>